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layout-cache" manifest:media-type="application/binary"/>
  <manifest:file-entry manifest:full-path="settings.xml" manifest:media-type="text/xml"/>
  <manifest:file-entry manifest:full-path="styles.xml" manifest:media-type="text/xml"/>
  <manifest:file-entry manifest:full-path="manifest.rdf" manifest:media-type="application/rdf+xml"/>
  <manifest:file-entry manifest:full-path="meta.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textooo="http://openoffice.org/2013/office"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OpenSymbol" svg:font-family="OpenSymbol"/>
    <style:font-face style:name="Tahoma" svg:font-family="Tahoma"/>
    <style:font-face style:font-family-generic="modern" style:font-pitch="fixed" style:name="Courier New" svg:font-family="'Courier New'"/>
    <style:font-face style:font-family-generic="modern" style:font-pitch="fixed" style:name="MS PGothic" svg:font-family="'MS PGothic'"/>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ahoma1" svg:font-family="Tahoma"/>
    <style:font-face style:font-family-generic="system" style:font-pitch="variable" style:name="Andale Sans UI" svg:font-family="'Andale Sans UI'"/>
    <style:font-face style:font-family-generic="system" style:font-pitch="variable" style:name="Tahoma2" svg:font-family="Tahoma"/>
  </office:font-face-decls>
  <office:automatic-styles>
    <style:style style:family="table" style:name="Tabla1">
      <style:table-properties fo:margin-left="0cm" fo:margin-right="0cm" style:width="17.59cm" table:align="margins"/>
    </style:style>
    <style:style style:family="table-column" style:name="Tabla1.A">
      <style:table-column-properties style:column-width="8.795cm" style:rel-column-width="32767*"/>
    </style:style>
    <style:style style:family="table-column" style:name="Tabla1.B">
      <style:table-column-properties style:column-width="8.795cm" style:rel-column-width="32768*"/>
    </style:style>
    <style:style style:family="table-cell" style:name="Tabla1.A1">
      <style:table-cell-properties fo:border="none" fo:padding="0cm"/>
    </style:style>
    <style:style style:family="paragraph" style:name="P1" style:parent-style-name="Header">
      <style:paragraph-properties fo:text-align="end" style:justify-single-word="false"/>
      <style:text-properties fo:font-size="6pt" style:font-name="Tahoma1" style:font-size-asian="6pt" style:font-size-complex="6pt"/>
    </style:style>
    <style:style style:family="paragraph" style:name="P2" style:parent-style-name="Header">
      <style:paragraph-properties fo:text-align="end" style:justify-single-word="false"/>
      <style:text-properties fo:font-size="6pt" style:font-name="Tahoma1" style:font-size-asian="6pt" style:font-size-complex="6pt" style:text-underline-style="none"/>
    </style:style>
    <style:style style:family="paragraph" style:name="P3" style:parent-style-name="Footer">
      <style:paragraph-properties fo:text-align="end" style:justify-single-word="false"/>
      <style:text-properties fo:country="none" fo:font-size="6pt" fo:language="zxx" style:font-name="Tahoma1" style:font-size-asian="6pt" style:font-size-complex="6pt"/>
    </style:style>
    <style:style style:family="paragraph" style:name="P4" style:parent-style-name="Text_20_body">
      <style:paragraph-properties fo:text-align="center" style:justify-single-word="false"/>
      <style:text-properties fo:font-size="6pt" fo:font-weight="bold" style:font-name="Tahoma1" style:font-size-asian="6pt" style:font-size-complex="6pt"/>
    </style:style>
    <style:style style:family="paragraph" style:name="P5" style:parent-style-name="Text_20_body">
      <style:paragraph-properties fo:text-align="start" style:justify-single-word="false"/>
      <style:text-properties fo:font-size="6pt" fo:font-weight="bold" style:font-name="Tahoma1" style:font-size-asian="6pt" style:font-size-complex="6pt"/>
    </style:style>
    <style:style style:family="paragraph" style:name="P6" style:parent-style-name="Text_20_body">
      <style:paragraph-properties fo:text-align="justify" style:justify-single-word="false"/>
      <style:text-properties fo:font-size="6pt" fo:font-weight="bold" style:font-name="Tahoma1" style:font-size-asian="6pt" style:font-size-complex="6pt"/>
    </style:style>
    <style:style style:family="paragraph" style:name="P7" style:parent-style-name="Text_20_body">
      <style:paragraph-properties fo:text-align="justify" style:justify-single-word="false"/>
      <style:text-properties fo:font-size="6pt" style:font-name="Tahoma1" style:font-size-asian="6pt" style:font-size-complex="6pt"/>
    </style:style>
    <style:style style:family="paragraph" style:name="P8" style:parent-style-name="Text_20_body">
      <style:paragraph-properties fo:text-align="start" style:justify-single-word="false"/>
      <style:text-properties fo:font-size="6pt" style:font-name="Tahoma1" style:font-size-asian="6pt" style:font-size-complex="6pt"/>
    </style:style>
    <style:style style:family="paragraph" style:name="P9" style:parent-style-name="Text_20_body">
      <style:paragraph-properties fo:text-align="start" style:justify-single-word="false"/>
      <style:text-properties fo:font-size="6pt" fo:font-weight="normal" style:font-name="Tahoma1" style:font-size-asian="6pt" style:font-size-complex="6pt" style:font-weight-asian="normal" style:font-weight-complex="normal"/>
    </style:style>
    <style:style style:family="paragraph" style:name="P10" style:parent-style-name="Text_20_body">
      <style:paragraph-properties fo:text-align="justify" style:justify-single-word="false"/>
      <style:text-properties fo:font-size="6pt" fo:font-weight="normal" style:font-name="Tahoma1" style:font-size-asian="6pt" style:font-size-complex="6pt" style:font-weight-asian="normal" style:font-weight-complex="normal"/>
    </style:style>
    <style:style style:family="paragraph" style:name="P11" style:parent-style-name="Table_20_Contents">
      <style:paragraph-properties fo:border="none" fo:keep-with-next="always" fo:margin-bottom="0.499cm" fo:margin-top="0cm" fo:padding="0cm" fo:text-align="center" style:justify-single-word="false"/>
      <style:text-properties fo:font-size="6pt" style:font-name="Tahoma1" style:font-size-asian="6pt" style:font-size-complex="6pt"/>
    </style:style>
    <style:style style:family="paragraph" style:name="P12" style:parent-style-name="Table_20_Contents">
      <style:paragraph-properties fo:border="none" fo:keep-with-next="always" fo:margin-bottom="0.499cm" fo:margin-top="0cm" fo:padding="0cm" fo:text-align="center" style:justify-single-word="false"/>
      <style:text-properties fo:font-size="6pt" fo:font-weight="bold" style:font-name="Tahoma1" style:font-size-asian="6pt" style:font-size-complex="6pt" style:font-weight-asian="bold" style:font-weight-complex="bold"/>
    </style:style>
    <style:style style:family="paragraph" style:name="P13" style:parent-style-name="Table_20_Contents">
      <style:paragraph-properties fo:border="none" fo:margin-bottom="0.499cm" fo:margin-top="0cm" fo:padding="0cm" fo:text-align="center" style:justify-single-word="false"/>
      <style:text-properties fo:font-size="6pt" style:font-name="Tahoma1" style:font-size-asian="6pt" style:font-size-complex="6pt"/>
    </style:style>
    <style:style style:family="paragraph" style:name="P14" style:parent-style-name="Table_20_Contents">
      <style:paragraph-properties fo:border="none" fo:margin-bottom="0.499cm" fo:margin-top="0cm" fo:padding="0cm" fo:text-align="center" style:justify-single-word="false"/>
      <style:text-properties fo:font-size="6pt" fo:font-weight="bold" style:font-name="Tahoma1" style:font-size-asian="6pt" style:font-size-complex="6pt" style:font-weight-asian="bold" style:font-weight-complex="bold"/>
    </style:style>
    <style:style style:family="paragraph" style:name="P15" style:parent-style-name="Table_20_Contents">
      <style:paragraph-properties fo:border="none" fo:margin-bottom="0.499cm" fo:margin-top="0cm" fo:padding="0cm" fo:text-align="center" style:justify-single-word="false"/>
      <style:text-properties fo:font-size="6pt" fo:font-weight="bold" style:font-name="Tahoma1" style:font-size-asian="6pt" style:font-size-complex="6pt" style:font-weight-asian="bold" style:font-weight-complex="bold" style:text-underline-style="none"/>
    </style:style>
    <style:style style:family="paragraph" style:name="P16" style:parent-style-name="Table_20_Contents">
      <style:paragraph-properties fo:text-align="center" style:justify-single-word="false"/>
      <style:text-properties fo:font-size="6pt" style:font-name="Tahoma1" style:font-size-asian="6pt" style:font-size-complex="6pt"/>
    </style:style>
    <style:style style:family="paragraph" style:name="P17" style:parent-style-name="Table_20_Contents">
      <style:paragraph-properties fo:border="none" fo:keep-with-next="always" fo:margin-bottom="0.09cm" fo:margin-top="0cm" fo:padding="0cm" fo:text-align="center" style:justify-single-word="false"/>
      <style:text-properties fo:font-size="6pt" fo:font-weight="bold" style:font-name="Tahoma1" style:font-size-asian="6pt" style:font-size-complex="6pt"/>
    </style:style>
    <style:style style:family="paragraph" style:name="P18" style:parent-style-name="Table_20_Contents">
      <style:paragraph-properties fo:border="none" fo:margin-bottom="0.09cm" fo:margin-top="0cm" fo:padding="0cm" fo:text-align="center" style:justify-single-word="false"/>
      <style:text-properties fo:font-size="6pt" fo:font-weight="bold" style:font-name="Tahoma1" style:font-size-asian="6pt" style:font-size-complex="6pt"/>
    </style:style>
    <style:style style:family="paragraph" style:name="P19" style:parent-style-name="Table_20_Contents">
      <style:paragraph-properties fo:border="none" fo:margin-bottom="0cm" fo:margin-top="0cm" fo:padding="0cm" fo:text-align="center" style:justify-single-word="false"/>
      <style:text-properties fo:font-size="6pt" fo:font-weight="bold" style:font-name="Tahoma1" style:font-size-asian="6pt" style:font-size-complex="6pt"/>
    </style:style>
    <style:style style:family="paragraph" style:name="P20" style:parent-style-name="Table_20_Contents">
      <style:paragraph-properties fo:border="none" fo:margin-bottom="0cm" fo:margin-top="0cm" fo:padding="0cm" fo:text-align="center" style:justify-single-word="false"/>
      <style:text-properties fo:font-size="6pt" style:font-name="Tahoma1" style:font-size-asian="6pt" style:font-size-complex="6pt"/>
    </style:style>
    <style:style style:family="paragraph" style:name="P21" style:parent-style-name="Text_20_body">
      <style:paragraph-properties fo:margin-bottom="0.007cm" fo:margin-top="0cm" fo:text-align="center" style:justify-single-word="false"/>
      <style:text-properties fo:font-size="6pt" style:font-name="Tahoma1" style:font-size-asian="6pt" style:font-size-complex="6pt"/>
    </style:style>
    <style:style style:family="paragraph" style:name="P22" style:parent-style-name="Text_20_body">
      <style:paragraph-properties fo:margin-bottom="0.007cm" fo:margin-top="0cm" fo:text-align="center" style:justify-single-word="false"/>
      <style:text-properties fo:font-size="6pt" fo:font-weight="bold" style:font-name="Tahoma1" style:font-size-asian="6pt" style:font-size-complex="6pt"/>
    </style:style>
    <style:style style:family="paragraph" style:list-style-name="L1" style:name="P23" style:parent-style-name="Text_20_body">
      <style:paragraph-properties fo:text-align="start" style:justify-single-word="false"/>
      <style:text-properties fo:font-size="6pt" style:font-name="Tahoma1" style:font-size-asian="6pt" style:font-size-complex="6pt"/>
    </style:style>
    <style:style style:family="paragraph" style:list-style-name="L2" style:name="P24" style:parent-style-name="Text_20_body">
      <style:paragraph-properties fo:text-align="start" style:justify-single-word="false"/>
      <style:text-properties fo:font-size="6pt" style:font-name="Tahoma1" style:font-size-asian="6pt" style:font-size-complex="6pt"/>
    </style:style>
    <style:style style:family="paragraph" style:list-style-name="L2" style:name="P25" style:parent-style-name="Text_20_body">
      <style:paragraph-properties fo:text-align="justify" style:justify-single-word="false"/>
      <style:text-properties fo:font-size="6pt" style:font-name="Tahoma1" style:font-size-asian="6pt" style:font-size-complex="6pt"/>
    </style:style>
    <style:style style:family="paragraph" style:list-style-name="L4" style:name="P26" style:parent-style-name="Text_20_body">
      <style:paragraph-properties fo:text-align="justify" style:justify-single-word="false"/>
      <style:text-properties fo:font-size="6pt" style:font-name="Tahoma1" style:font-size-asian="6pt" style:font-size-complex="6pt"/>
    </style:style>
    <style:style style:family="paragraph" style:list-style-name="L1" style:name="P27" style:parent-style-name="Text_20_body">
      <style:paragraph-properties fo:text-align="start" style:justify-single-word="false"/>
      <style:text-properties fo:font-size="6pt" fo:letter-spacing="-0.005cm" style:font-name="Tahoma1" style:font-size-asian="6pt" style:font-size-complex="6pt"/>
    </style:style>
    <style:style style:family="paragraph" style:list-style-name="L4" style:name="P28" style:parent-style-name="Text_20_body">
      <style:paragraph-properties fo:text-align="justify" style:justify-single-word="false"/>
      <style:text-properties fo:font-size="6pt" fo:font-weight="normal" style:font-name="Tahoma1" style:font-size-asian="6pt" style:font-size-complex="6pt" style:font-weight-asian="normal" style:font-weight-complex="normal"/>
    </style:style>
    <style:style style:family="paragraph" style:name="P29" style:parent-style-name="Text_20_body">
      <style:paragraph-properties fo:text-align="start" style:justify-single-word="false"/>
      <style:text-properties fo:font-size="6pt" fo:font-weight="bold" style:font-name="Tahoma1" style:font-size-asian="6pt" style:font-size-complex="6pt"/>
    </style:style>
    <style:style style:family="paragraph" style:list-style-name="L2" style:name="P30" style:parent-style-name="Text_20_body">
      <style:paragraph-properties fo:margin-bottom="0.007cm" fo:margin-top="0cm" fo:text-align="start" style:justify-single-word="false"/>
      <style:text-properties fo:font-size="6pt" style:font-name="Tahoma1" style:font-size-asian="6pt" style:font-size-complex="6pt"/>
    </style:style>
    <style:style style:family="paragraph" style:master-page-name="" style:name="P31" style:parent-style-name="Text_20_body">
      <style:paragraph-properties fo:margin-bottom="0.212cm" fo:margin-left="1.274cm" fo:margin-right="0cm" fo:margin-top="0cm" fo:text-align="justify" fo:text-indent="0cm" style:auto-text-indent="false" style:justify-single-word="false" style:page-number="auto"/>
      <style:text-properties fo:font-size="6pt" fo:font-weight="bold" style:font-name="Tahoma1" style:font-size-asian="6pt" style:font-size-complex="6pt"/>
    </style:style>
    <style:style style:family="paragraph" style:name="P32">
      <style:paragraph-properties fo:text-align="center"/>
    </style:style>
    <style:style style:family="text" style:name="T1">
      <style:text-properties fo:font-weight="bold"/>
    </style:style>
    <style:style style:family="text" style:name="T2">
      <style:text-properties fo:background-color="#ffffff" fo:font-weight="bold"/>
    </style:style>
    <style:style style:family="text" style:name="T3">
      <style:text-properties fo:font-weight="bold" style:font-weight-asian="bold" style:font-weight-complex="bold"/>
    </style:style>
    <style:style style:family="text" style:name="T4">
      <style:text-properties fo:letter-spacing="-0.005cm"/>
    </style:style>
    <style:style style:family="text" style:name="T5">
      <style:text-properties fo:font-style="italic" fo:letter-spacing="-0.005cm"/>
    </style:style>
    <style:style style:family="text" style:name="T6">
      <style:text-properties fo:font-weight="normal" style:font-weight-asian="normal" style:font-weight-complex="normal"/>
    </style:style>
    <style:style style:family="text" style:name="T7">
      <style:text-properties fo:color="#000000"/>
    </style:style>
    <style:style style:family="text" style:name="T8">
      <style:text-properties fo:color="#000000" fo:font-weight="bold"/>
    </style:style>
    <style:style style:family="text" style:name="T9">
      <style:text-properties fo:country="none" fo:language="zxx"/>
    </style:style>
    <style:style style:family="text" style:name="T10">
      <style:text-properties style:text-underline-style="none"/>
    </style:style>
    <style:style style:family="text" style:name="T11">
      <style:text-properties fo:background-color="#ffffff" fo:font-weight="bold" style:text-underline-style="none"/>
    </style:style>
    <style:style style:family="text" style:name="T12">
      <style:text-properties fo:font-weight="normal" style:font-weight-asian="normal" style:font-weight-complex="normal" style:text-underline-style="none"/>
    </style:style>
    <style:style style:family="text" style:name="T13">
      <style:text-properties style:font-name="Tahoma"/>
    </style:style>
    <style:style style:family="text" style:name="T14">
      <style:text-properties fo:font-weight="bold" style:font-name="Tahoma"/>
    </style:style>
    <style:style style:family="text" style:name="T15">
      <style:text-properties fo:font-weight="normal" style:font-name="Tahoma" style:font-weight-asian="normal" style:font-weight-complex="normal"/>
    </style:style>
    <style:style style:family="section" style:name="Sect1">
      <style:section-properties style:editable="false" text:dont-balance-text-columns="false">
        <style:columns fo:column-count="2" fo:column-gap="0cm">
          <style:column fo:end-indent="0cm" fo:start-indent="0cm" style:rel-width="32767*"/>
          <style:column fo:end-indent="0cm" fo:start-indent="0cm" style:rel-width="32768*"/>
        </style:columns>
      </style:section-properties>
    </style:style>
    <style:style style:family="section" style:name="Sect2">
      <style:section-properties style:editable="false" text:dont-balance-text-columns="false">
        <style:columns fo:column-count="2" fo:column-gap="0.998cm">
          <style:column fo:end-indent="0.499cm" fo:start-indent="0cm" style:rel-width="32767*"/>
          <style:column fo:end-indent="0cm" fo:start-indent="0.499cm" style:rel-width="32768*"/>
        </style:columns>
      </style:section-properties>
    </style:style>
    <text:list-style style:name="L1">
      <text:list-level-style-number style:num-format="I"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number style:num-format="I"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a"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a"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bullet text:bullet-char="•" text:level="1" text:style-name="Bullet_20_Symbols">
        <style:list-level-properties text:list-level-position-and-space-mode="label-alignment">
          <style:list-level-label-alignment fo:text-indent="-0.635cm" text:label-followed-by="space"/>
        </style:list-level-properties>
        <style:text-properties fo:font-family="StarSymbol" style:font-charset="x-symbol"/>
      </text:list-level-style-bullet>
      <text:list-level-style-bullet text:bullet-char="➢" text:level="2">
        <style:list-level-properties text:list-level-position-and-space-mode="label-alignment">
          <style:list-level-label-alignment fo:margin-left="0.635cm" fo:text-indent="-0.635cm" text:label-followed-by="listtab" text:list-tab-stop-position="0.635cm"/>
        </style:list-level-properties>
        <style:text-properties fo:font-family="StarSymbol" style:font-charset="x-symbol"/>
      </text:list-level-style-bullet>
      <text:list-level-style-bullet text:bullet-char="➢" text:level="3">
        <style:list-level-properties text:list-level-position-and-space-mode="label-alignment">
          <style:list-level-label-alignment fo:margin-left="1.27cm" fo:text-indent="-0.635cm" text:label-followed-by="listtab" text:list-tab-stop-position="1.27cm"/>
        </style:list-level-properties>
        <style:text-properties fo:font-family="StarSymbol" style:font-charset="x-symbol"/>
      </text:list-level-style-bullet>
      <text:list-level-style-bullet text:bullet-char="➢" text:level="4">
        <style:list-level-properties text:list-level-position-and-space-mode="label-alignment">
          <style:list-level-label-alignment fo:margin-left="1.905cm" fo:text-indent="-0.635cm" text:label-followed-by="listtab" text:list-tab-stop-position="1.905cm"/>
        </style:list-level-properties>
        <style:text-properties fo:font-family="StarSymbol" style:font-charset="x-symbol"/>
      </text:list-level-style-bullet>
      <text:list-level-style-bullet text:bullet-char="➢" text:level="5">
        <style:list-level-properties text:list-level-position-and-space-mode="label-alignment">
          <style:list-level-label-alignment fo:margin-left="2.54cm" fo:text-indent="-0.635cm" text:label-followed-by="listtab" text:list-tab-stop-position="2.54cm"/>
        </style:list-level-properties>
        <style:text-properties fo:font-family="StarSymbol" style:font-charset="x-symbol"/>
      </text:list-level-style-bullet>
      <text:list-level-style-bullet text:bullet-char="➢" text:level="6">
        <style:list-level-properties text:list-level-position-and-space-mode="label-alignment">
          <style:list-level-label-alignment fo:margin-left="3.175cm" fo:text-indent="-0.635cm" text:label-followed-by="listtab" text:list-tab-stop-position="3.175cm"/>
        </style:list-level-properties>
        <style:text-properties fo:font-family="StarSymbol" style:font-charset="x-symbol"/>
      </text:list-level-style-bullet>
      <text:list-level-style-bullet text:bullet-char="➢" text:level="7">
        <style:list-level-properties text:list-level-position-and-space-mode="label-alignment">
          <style:list-level-label-alignment fo:margin-left="3.81cm" fo:text-indent="-0.635cm" text:label-followed-by="listtab" text:list-tab-stop-position="3.81cm"/>
        </style:list-level-properties>
        <style:text-properties fo:font-family="StarSymbol" style:font-charset="x-symbol"/>
      </text:list-level-style-bullet>
      <text:list-level-style-bullet text:bullet-char="➢" text:level="8">
        <style:list-level-properties text:list-level-position-and-space-mode="label-alignment">
          <style:list-level-label-alignment fo:margin-left="4.445cm" fo:text-indent="-0.635cm" text:label-followed-by="listtab" text:list-tab-stop-position="4.445cm"/>
        </style:list-level-properties>
        <style:text-properties fo:font-family="StarSymbol" style:font-charset="x-symbol"/>
      </text:list-level-style-bullet>
      <text:list-level-style-bullet text:bullet-char="➢" text:level="9">
        <style:list-level-properties text:list-level-position-and-space-mode="label-alignment">
          <style:list-level-label-alignment fo:margin-left="5.08cm" fo:text-indent="-0.635cm" text:label-followed-by="listtab" text:list-tab-stop-position="5.08cm"/>
        </style:list-level-properties>
        <style:text-properties fo:font-family="StarSymbol" style:font-charset="x-symbol"/>
      </text:list-level-style-bullet>
      <text:list-level-style-bullet text:bullet-char="➢" text:level="10">
        <style:list-level-properties text:list-level-position-and-space-mode="label-alignment">
          <style:list-level-label-alignment fo:margin-left="5.715cm" fo:text-indent="-0.635cm" text:label-followed-by="listtab" text:list-tab-stop-position="5.715cm"/>
        </style:list-level-properties>
        <style:text-properties fo:font-family="StarSymbol" style:font-charset="x-symbol"/>
      </text:list-level-style-bullet>
    </text:list-style>
    <text:list-style style:name="L4">
      <text:list-level-style-number style:num-format="I"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I"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I"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I"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I"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I"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I"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I"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I"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I"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style:style style:family="graphic" style:name="gr1">
      <style:graphic-properties draw:fill-color="#ff6600" draw:marker-end-width="0.474cm" draw:marker-start-width="0.474cm" draw:stroke="solid" draw:textarea-horizontal-align="center" draw:textarea-vertical-align="middle" draw:wrap-influence-on-position="once-concurrent" fo:padding-bottom="0.041cm" fo:padding-left="0.041cm" fo:padding-right="0.041cm" fo:padding-top="0.041cm" style:flow-with-text="false" style:horizontal-pos="from-left" style:horizontal-rel="paragraph" style:number-wrapped-paragraphs="no-limit" style:run-through="foreground" style:vertical-pos="from-top" style:vertical-rel="paragraph" style:wrap="run-through" svg:stroke-color="#ff6600" svg:stroke-width="0.08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ción1" text:style-name="Sect2">
        <text:p text:style-name="P7">CONTRATO <text:span text:style-name="T1">INDIVIDUAL DE TRABAJO POR TIEMPO DETERMINADO </text:span>QUE CELEBRAN POR UNA PARTE <text:span text:style-name="T1">OPERADORA DE SERVICIOS INTEGRALES</text:span>, A QUIEN EN LO SUCESIVO SE LE DENOMINARÁ COMO "<text:span text:style-name="T1">EL PATRÓN” </text:span>REPRESENTADA EN ESTE ACTO POR EL COORDINADOR DE ENTIDADES PRODUCTIVAS PARA LA GENERACIÓN DE RECURSOS COMPLEMENTARIOS, EL <text:span text:style-name="T1">MTRO. MISSAEL ROBLES ROBLES</text:span>, Y POR LA OTRA LA <text:span text:style-name="T1">C.</text:span><text:span text:style-name="T11">EDUARDO DAGOBERTO </text:span><text:span text:style-name="T2"> </text:span>A QUIEN EN LO SUCESIVO Y PARA LOS EFECTOS DE ESTE CONTRATO SE LE DENOMINARÁ COMO "<text:span text:style-name="T1">EL TRABAJADOR"</text:span> CONFORME AL TENOR DE LAS SIGUIENTES DECLARACIONES Y CLÁUSULAS:</text:p>
        <text:p text:style-name="P4">DECLARACIONES:</text:p>
        <text:p text:style-name="P5"><text:span text:style-name="T6">Declara </text:span>“EL PATRÓN”<text:span text:style-name="T6"> a través de su representante:</text:span></text:p>
        <text:list text:style-name="L1" xml:id="list5215833877952354880">
          <text:list-item>
            <text:p text:style-name="P23">Que la Universidad de Guadalajara, es un organismo público descentralizado del Gobierno del Estado de Jalisco con autonomía, personalidad jurídica y patrimonio propios, de conformidad con lo dispuesto en el artículo 1º de su Ley Orgánica, promulgada por el Ejecutivo local el día 15 de enero de 1994, en ejecución del decreto número 15319 del H. Congreso del Estado de Jalisco.</text:p>
          </text:list-item>
          <text:list-item>
            <text:p text:style-name="P23">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list-item>
          <text:list-item>
            <text:p text:style-name="P27">Que el Mtro. Missael Robles Robles,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23"><text:span text:style-name="T4">Que es atribución de la Universidad de Guadalajara, conforme al artículo 6 fracción XIII, crear entidades y realizar programas generadores de recursos complementarios y para <text:s/>tal efecto, mediante dictamen número II/2021/132 emitido por el H. Consejo General Universitario con fecha 26 de abril del 2021, se creó la Operadora de Servicios Integrales, la cual tiene por objeto: </text:span><text:span text:style-name="T5">La comercialización de espacios para la realización de eventos culturales, feriales, deportivos, académicos, sociales, de consumo e institucionales con fines productivos; Prestar los servicios que requiera la comunidad universitaria que tengan un fin productivo y complementar la oferta de otras entidades productivas; La administración y comercialización de centros de consumo como, papelerías, cafeterías, restaurantes, librerías, servicios turísticos y todos aquellos que demande la comunidad; con la finalidad de facilitar la vida universitaria respondiendo de manera eficiente a sus necesidades durante su formación académica; La administración integral de inmuebles; Administra y comercializar los espacios destinados para el servicio de estacionamiento; Articular los esfuerzos comerciales mediante el otorgamiento de contratos de distribución, patrocinios, promoción y publicidad en las áreas destinadas para tal fin; Ofertar servicios de venta y comercialización de plantas y herbolaria, así como integrar espacios lúdicos y de recreación alternativos para la vinculación con la comunidad y las distintas áreas que integran la red universitaria; Ofrecer servicios de manejo integral de residuos cuyo propósito es obtener un destino final deseable, responsable y acorde al compromiso institucional con el medio ambiente; Ser el vínculo para la producción y comercialización de artículos promocionales; Administrar, operar y comercializar servicios que atiendan las necesidades que nuestra comunidad y el mercado abierto demanden.</text:span></text:p>
          </text:list-item>
          <text:list-item>
            <text:p text:style-name="P23">Que designa como responsable para la ejecución del presente contrato a la directora de la Operadora de Servicios Integrales</text:p>
          </text:list-item>
          <text:list-item>
            <text:p text:style-name="P23">Que señala como domicilio legal el ubicado en la Avenida Juárez número 976, Zona Centro, en Guadalajara, Jalisco.</text:p>
          </text:list-item>
          <text:list-item>
            <text:p text:style-name="P23">Que señala como domicilio de la Operadora de Servicios Integrales, el ubicado en la calle Ing. Hugo Vázquez Reyes Número 39 interior N°35 y 36 en Colonia Parque Industrial Los Belenes, en Zapopan, Jalisco.</text:p>
          </text:list-item>
        </text:list>
        <text:p text:style-name="P8">Declara “EL TRABAJADOR” bajo protesta de decir verdad:</text:p>
        <text:list text:style-name="L2" xml:id="list2183956248980755087">
          <text:list-item>
            <text:p text:style-name="P30">Que sus generales son los siguientes:</text:p>
            <text:list>
              <text:list-item>
                <text:list>
                  <text:list-item>
                    <text:p text:style-name="P30">Nacionalidad: Mexicana</text:p>
                  </text:list-item>
                  <text:list-item>
                    <text:p text:style-name="P30">Fecha de nacimiento: 27 de Julio del 1993</text:p>
                  </text:list-item>
                  <text:list-item>
                    <text:p text:style-name="P30">Sexo: Masculino</text:p>
                  </text:list-item>
                  <text:list-item>
                    <text:p text:style-name="P30">Estado Civil: Casado</text:p>
                  </text:list-item>
                  <text:list-item>
                    <text:p text:style-name="P30">Domicilio: sadsadsd asdasdsad Guadalajara Jalisco</text:p>
                  </text:list-item>
                  <text:list-item>
                    <text:p text:style-name="P30">Escolaridad: Preparatoria</text:p>
                  </text:list-item>
                  <text:list-item>
                    <text:p text:style-name="P30">RFC: XXXX930624</text:p>
                  </text:list-item>
                  <text:list-item>
                    <text:p text:style-name="P30">CURP: AAAA010101HJCRLL04</text:p>
                  </text:list-item>
                </text:list>
              </text:list-item>
            </text:list>
          </text:list-item>
          <text:list-item>
            <text:p text:style-name="P24">Que designa como beneficiarios, para el pago de los salarios y prestaciones devengadas y no cobradas, para el caso de fallecimiento o desaparición, las siguientes personas:</text:p>
          </text:list-item>
        </text:list>
        <text:p text:style-name="P8"><text:tab/><text:span text:style-name="T14">Nombre</text:span><text:span text:style-name="T13">: benNombre </text:span><text:span text:style-name="T14">Parentesco: </text:span><text:span text:style-name="T15">benParentesco</text:span><text:span text:style-name="T13"> </text:span><text:span text:style-name="T14">Porcentaje: </text:span><text:span text:style-name="T15">benPorc</text:span></text:p>
        <text:list text:continue-numbering="true" text:style-name="L2" xml:id="list32601402">
          <text:list-item>
            <text:p text:style-name="P25">Declara “<text:span text:style-name="T1">EL TRABAJADOR” </text:span>tener los conocimientos, aptitudes, facultades y experiencia necesarios para desempeñar las funciones que se detallan en la cláusula primera y que es su voluntad desempeñar dicho puesto en servicio de “<text:span text:style-name="T1">EL PATRÓN”.</text:span></text:p>
          </text:list-item>
        </text:list>
        <text:p text:style-name="P9">En consideración a las declaraciones que anteceden, convienen las partes en celebrar las siguientes:</text:p>
        <text:p text:style-name="P4">CLÁUSULAS:</text:p>
        <text:p text:style-name="P7"><text:span text:style-name="T1">PRIMERA.- “EL TRABAJADOR” </text:span><text:span text:style-name="T6">conviene prestar sus servicios personales subordinados a </text:span><text:span text:style-name="T3">OPERADORA DE SERVICIOS INTEGRALES</text:span><text:span text:style-name="T6">; sujetándose a la dirección, vigilancia o instrucciones que reciba de</text:span><text:span text:style-name="T1"> “EL PATRÓN” </text:span><text:span text:style-name="T6">a través de su directora, para el desempeño de sus labores, obligándose a atender todas las actividades inherentes a su ocupación principal, esto es como</text:span><text:span text:style-name="T1"> Dirección General.</text:span></text:p>
        <text:p text:style-name="P5"><text:span text:style-name="T6">Las partes acuerdan que </text:span>“EL TRABAJADOR”<text:span text:style-name="T6"> deberá 2000. Asimismo, deberá cumplir con las actividades enlistadas a continuación de manera descriptiva más no limitativa:</text:span></text:p>
        <text:p text:style-name="P31"><text:span text:style-name="T12">1. Visitas a clientes</text:span></text:p>
        <text:p text:style-name="P31"><text:span text:style-name="T12">2. Usar la herramientPropuesta de mejora sobre la labores y actividades de la empresa</text:span></text:p>
        <text:p text:style-name="P31"><text:span text:style-name="T12">3. Usar la herramienta para registro de tiempos</text:span></text:p>
        <text:p text:style-name="P31"><text:span text:style-name="T12">4. Puntual el tiempo</text:span></text:p>
        <text:p text:style-name="P7"><text:span text:style-name="T1">SEGUNDA. - “EL TRABAJADOR”</text:span><text:span text:style-name="T1"> </text:span><text:span text:style-name="T6">conviene en que prestará sus servicios en las instalaciones de</text:span><text:span text:style-name="T1"> DESARROLLADORA DE SOFTWARE EMPRESARIAL Y DE NEGOCIOS</text:span><text:span text:style-name="T1"> </text:span><text:span text:style-name="T6">o en cualquier domicilio dentro de la misma entidad federativa en donde </text:span><text:span text:style-name="T3">“</text:span><text:span text:style-name="T3">EL PATRÓN”</text:span><text:span text:style-name="T6"> por su objeto requiera de sus servicios personales</text:span><text:span text:style-name="T1">.</text:span></text:p>
        <text:p text:style-name="P7"><text:span text:style-name="T1">TERCERA. -</text:span>Toda vez que el pago del salario se realiza conforme a la labor principal de "<text:span text:style-name="T1">EL TRABAJADOR”, </text:span>las partes acuerdan que “<text:span text:style-name="T1">EL PATRÓN” </text:span>podrá <text:tab/>realizar modificaciones en las condiciones de trabajo, conforme el desempeño de “<text:span text:style-name="T1">EL TRABAJADOR” </text:span>y necesidades de la entidad. En virtud de lo anterior, “<text:span text:style-name="T1">EL PATRÓN” </text:span>podrá realizar cada tres meses una revisión del desempeño de funciones y sueldo de "<text:span text:style-name="T1">EL TRABAJADOR”</text:span>, a efecto de valorar la continuidad del puesto cuando concurran circunstancias que la justifiquen.</text:p>
        <text:p text:style-name="P7"><text:span text:style-name="T1">CUARTA.- </text:span>El presente contrato será por <text:span text:style-name="T1">TIEMPO DETERMINADO </text:span>comenzando a surtir efectos a partir del 01 (primero) de enero de 2022 (dos mil veintidós), concluyendo el <text:span text:style-name="T10">31 (treinta y uno) de diciembre de 2022 (dos mil veintidós)</text:span>, de conformidad con lo dispuesto por los artículos 31 y 35 de la Ley Federal del Trabajo.</text:p>
        <text:p text:style-name="P7"><text:span text:style-name="T1">QUINTA.-</text:span><text:span text:style-name="T1"> </text:span><text:span text:style-name="T6">Las partes convienen en que</text:span><text:span text:style-name="T1"> </text:span><text:span text:style-name="T1">“</text:span><text:span text:style-name="T1">EL TRABAJADOR”</text:span><text:span text:style-name="T1"> </text:span><text:span text:style-name="T6">percibirá por los servicios prestados objeto de este contrato, la cantidad de</text:span><text:span text:style-name="T1"> $9,000.00 (nueve mil  pesos 0/100 m.n.)</text:span><text:span text:style-name="T1"> </text:span><text:span text:style-name="T6">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text:span></text:p>
        <text:p text:style-name="P7"><text:span text:style-name="T1">SEXTA. </text:span>Las partes convienen en que "<text:span text:style-name="T1">EL TRABAJADOR” </text:span>desempeñará sus labores <text:span text:style-name="T9">en una jornada </text:span>de lunes a viernes de 08:00 a 17:00 horas.</text:p>
        <text:p text:style-name="P7"><text:span text:style-name="T6">En los términos del párrafo, </text:span><text:span text:style-name="T1">“EL TRABAJADOR”</text:span><text:span text:style-name="T1"> </text:span><text:span text:style-name="T6">otorga expresamente su consentimiento para que </text:span><text:span text:style-name="T1">“</text:span><text:span text:style-name="T1">EL PATRÓN</text:span><text:span text:style-name="T1">” </text:span><text:span text:style-name="T6">señale y varíe los horarios de trabajo dentro de los cuales deberá laborar</text:span><text:span text:style-name="T1"> “EL TRABAJADOR”</text:span><text:span text:style-name="T6">,</text:span><text:span text:style-name="T6"> </text:span><text:span text:style-name="T6">de acuerdo con las necesidades de servicio. </text:span></text:p>
        <text:p text:style-name="P7"><text:span text:style-name="T1">SÉPTIMA.- </text:span>En los términos de la cláusula anterior, "<text:span text:style-name="T1">EL TRABAJADOR” </text:span>otorga expresamente su consentimiento para que "<text:span text:style-name="T1">EL PATRÓN” </text:span>señale y varíe los horarios de trabajo dentro de los cuales deberá laborar "<text:span text:style-name="T1">EL TRABAJADOR”, </text:span>de acuerdo con las necesidades de servicio.</text:p>
        <text:p text:style-name="P7"><text:span text:style-name="T1">OCTAVA.- </text:span><text:span text:style-name="T6">En caso de que </text:span><text:span text:style-name="T1">“EL TRABAJADOR”</text:span><text:span text:style-name="T1"> </text:span><text:span text:style-name="T6">tenga que laborar mayor tiempo del que fija su jornada de conformidad con la cláusula sexta, deberá recabar previamente una constancia escrita de </text:span><text:span text:style-name="T1">“EL PATRÓN”</text:span><text:span text:style-name="T1"> </text:span><text:span text:style-name="T6">autorizándolo para laborar tiempo extraordinario. Sin este requisito no estará autorizado para prestar sus servicios en jornada extraordinaria.</text:span></text:p>
        <text:p text:style-name="P7"><text:span text:style-name="T1">NOVENA. - “EL TRABAJADOR” </text:span>está obligado a checar su tarjeta o a firmar listas de asistencia, a la entrada y salida de sus labores, por lo que el incumplimiento de este requisito indicará la falta injustificada a sus labores, para todos los efectos legales.</text:p>
        <text:p text:style-name="P7"><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7"><text:span text:style-name="T1">DÉCIMA PRIMERA.</text:span>- En caso de que "<text:span text:style-name="T1">EL TRABAJADOR” </text:span>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 text:style-name="T1">EL TRABAJADOR”.</text:span></text:p>
        <text:p text:style-name="P7"><text:span text:style-name="T1">DÉCIMA SEGUNDA.- “EL PATRÓN”</text:span><text:span text:style-name="T6"> cubrirá a </text:span><text:span text:style-name="T1">“EL TRABAJADOR” </text:span><text:span text:style-name="T6">por concepto de prima vacacional el 25% del salario de </text:span><text:span text:style-name="T1">“EL TRABAJADOR”</text:span><text:span text:style-name="T6"> los cuales se entregarán en una sola partida, en los subsiguientes periodos vacacionales, según los periodos </text:span><text:soft-page-break/><text:span text:style-name="T6">establecidos en la cláusula anterior. Este pago se sumará al importe de los salarios que </text:span><text:span text:style-name="T6">le correspondan durante el periodo vacacional.</text:span></text:p>
        <text:p text:style-name="P7"><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7"><text:span text:style-name="T1">DÉCIMA CUARTA.- EL TRABAJADOR” </text:span>reconoce que todos los documentos y la información que sirve para la realización de sus funciones y los resultados derivados de ellas son propiedad de "<text:span text:style-name="T1">EL PATRÓN” </text:span>y será de carácter confidencial. Es así que, además de las obligaciones que emanan de la naturaleza del acuerdo "<text:span text:style-name="T1">EL TRABAJADOR” </text:span>estará́ obligado a:</text:p>
        <text:list text:style-name="L4" xml:id="list5727303208853153525">
          <text:list-item>
            <text:p text:style-name="P26"><text:span text:style-name="T6">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28">Divulgar la información confidencial únicamente a las personas autorizadas para su recepción dentro de la organización.</text:p>
          </text:list-item>
          <text:list-item>
            <text:p text:style-name="P26"><text:span text:style-name="T6">Tratar confidencialmente toda la información recibida directa o indirectamente de </text:span><text:span text:style-name="T1">“EL PATRÓN”</text:span><text:span text:style-name="T6">, y no utilizar ningún dato de </text:span><text:span text:style-name="T6">esa información de ninguna manera distinta al propósito del presente acuerdo.</text:span></text:p>
          </text:list-item>
          <text:list-item>
            <text:p text:style-name="P26"><text:span text:style-name="T6">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10">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text:p>
        <text:p text:style-name="P7">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7"><text:span text:style-name="T1">DÉCIMA QUINTA.- </text:span>En caso de que “<text:span text:style-name="T1">EL TRABAJADOR”, </text:span>deje de prestar sus servicios para "<text:span text:style-name="T1">EL PATRÓN”, </text:span>deberá entregar toda la información y/o documentación que se hubiera generado derivado de sus funciones, por lo que “<text:span text:style-name="T1">EL TRABAJADOR" </text:span>se obliga a entregarla una vez que concluya su relación laboral, y en caso de no hacerlo se hará acreedor a las sanciones que imponga la ley, incluidos los pagos de daños y perjuicios.</text:p>
        <text:p text:style-name="P7">Queda establecido que si derivado de la actividad contratada, “<text:span text:style-name="T1">EL TRABAJADOR” </text:span>viola algún derecho de propiedad intelectual de terceros, será su responsabilidad, por lo que se obliga a sacar en paz y a salvo a “<text:span text:style-name="T1">EL PATRÓN” </text:span>de cualquier reclamación que se presente en este sentido, así como pagar los daños y perjuicios que ocasione.</text:p>
        <text:p text:style-name="P7">De igual forma, “<text:span text:style-name="T1">EL TRABAJADOR” </text:span>estará obligado a firmar los documentos correspondientes cuando así se lo requiera <text:span text:style-name="T7">“</text:span><text:span text:style-name="T8">EL PATRÓN”</text:span><text:span text:style-name="T7"> </text:span>a efecto de realizar los registros correspondientes ante las autoridades en materia de propiedad intelectual, que considere convenientes esta última.</text:p>
        <text:p text:style-name="P7"><text:span text:style-name="T1">DÉCIMA SEXTA. - </text:span>Para cualquier controversia que pudiese surgir con relación a la interpretación y cumplimiento del presente contrato las partes se someten expresamente a la Jurisdicción y legislación de los tribunales del fuero común de la ciudad de Guadalajara, Jalisco, renunciando a cualquier otra jurisdicción que pueda corresponderles debido a sus domicilios presentes o futuros.</text:p>
        <text:p text:style-name="P7">Las partes enteradas del contenido y alcance del presente contrato manifiestan que en el mismo no existe mala fe, dolo, error o cualquier otro vicio de voluntad y lo firman por duplicado en compañía de los testigos, en la ciudad de Guadalajara, Jalisco, el día <text:span text:style-name="T9">01 (primero) de enero de 2022 (dos mil veintidós)</text:span> quedando cada una de las partes con un ejemplar del presente.</text:p>
      </text:section>
      <text:p text:style-name="P6"/>
      <table:table table:name="Tabla1" table:style-name="Tabla1">
        <table:table-column table:style-name="Tabla1.A"/>
        <table:table-column table:style-name="Tabla1.B"/>
        <table:table-row>
          <table:table-cell office:value-type="string" table:style-name="Tabla1.A1">
            <text:p text:style-name="P11">Por "<text:span text:style-name="T1">EL PATRÓN”</text:span></text:p>
            <text:p text:style-name="P13"/>
            <text:p text:style-name="P17">________________________________</text:p>
            <text:p text:style-name="P19">Mtro. Missael Robles Robles</text:p>
            <text:p text:style-name="P20">Coordinador de Entidades Productivas para la Generación de Recursos Complementarios</text:p>
          </table:table-cell>
          <table:table-cell office:value-type="string" table:style-name="Tabla1.A1">
            <text:p text:style-name="P11">Por "<text:span text:style-name="T1">EL TRABAJADOR”</text:span></text:p>
            <text:p text:style-name="P13"/>
            <text:p text:style-name="P18">________________________________</text:p>
            <text:p text:style-name="P18">EDUARDO DAGOBERTO </text:p>
          </table:table-cell>
        </table:table-row>
        <table:table-row>
          <table:table-cell office:value-type="string" table:number-columns-spanned="2" table:style-name="Tabla1.A1">
            <text:p text:style-name="P12"/>
            <text:p text:style-name="P14">Testigos</text:p>
            <text:p text:style-name="P15"/>
          </table:table-cell>
          <table:covered-table-cell/>
        </table:table-row>
        <table:table-row>
          <table:table-cell office:value-type="string" table:style-name="Tabla1.A1">
            <text:p text:style-name="P22">____________________________________</text:p>
            <text:p text:style-name="P22">L.A.E. Lucia Verónica Vargas Sánchez</text:p>
            <text:p text:style-name="P21">Jefa de la Unidad de Administración y Finanzas de Entidades Productivas para la Generación de Recursos Complementarios</text:p>
            <text:p text:style-name="P13"/>
          </table:table-cell>
          <table:table-cell office:value-type="string" table:style-name="Tabla1.A1">
            <text:p text:style-name="P4">____________________________________</text:p>
            <text:p text:style-name="P22">Mtra. Luz Elena Castillo Díaz</text:p>
            <text:p text:style-name="P21">Directora de Operadora de Servicios Integrales</text:p>
            <text:p text:style-name="P16"/>
          </table:table-cell>
        </table:table-row>
      </table:table>
      <text:p text:style-name="P6"/>
      <text:p text:style-name="P6"/>
      <text:p text:style-name="P6"/>
      <text:p text:style-name="P6"/>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textooo="http://openoffice.org/2013/office" xmlns:xforms="http://www.w3.org/2002/xforms" xmlns:xhtml="http://www.w3.org/1999/xhtml" xmlns:xlink="http://www.w3.org/1999/xlink" xmlns:xml="http://www.w3.org/XML/1998/namespace" office:version="1.2">
  <office:font-face-decls>
    <style:font-face style:name="OpenSymbol" svg:font-family="OpenSymbol"/>
    <style:font-face style:name="Tahoma" svg:font-family="Tahoma"/>
    <style:font-face style:font-family-generic="modern" style:font-pitch="fixed" style:name="Courier New" svg:font-family="'Courier New'"/>
    <style:font-face style:font-family-generic="modern" style:font-pitch="fixed" style:name="MS PGothic" svg:font-family="'MS PGothic'"/>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ahoma1" svg:font-family="Tahoma"/>
    <style:font-face style:font-family-generic="system" style:font-pitch="variable" style:name="Andale Sans UI" svg:font-family="'Andale Sans UI'"/>
    <style:font-face style:font-family-generic="system" style:font-pitch="variable" style:name="Tahoma2"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fo:wrap-option="no-wrap" style:flow-with-text="false"/>
      <style:paragraph-properties style:font-independent-line-spacing="false" style:line-break="strict" style:text-autospace="ideograph-alpha" style:writing-mode="lr-tb">
        <style:tab-stops/>
      </style:paragraph-properties>
      <style:text-properties fo:country="DE" fo:font-size="12pt" fo:language="de" style:country-asian="JP" style:country-complex="IR" style:font-size-asian="12pt" style:font-size-complex="12pt" style:language-asian="ja" style:language-complex="fa" style:letter-kerning="true" style:use-window-font-color="true"/>
    </style:default-style>
    <style:default-style style:family="paragraph">
      <style:paragraph-properties fo:hyphenation-ladder-count="no-limit" style:line-break="strict" style:punctuation-wrap="hanging" style:tab-stop-distance="1.245cm" style:text-autospace="ideograph-alpha" style:writing-mode="page"/>
      <style:text-properties fo:country="DE" fo:font-size="12pt" fo:hyphenate="false" fo:hyphenation-push-char-count="2" fo:hyphenation-remain-char-count="2" fo:language="de" style:country-asian="JP" style:country-complex="IR" style:font-name="Times New Roman" style:font-name-asian="Andale Sans UI" style:font-name-complex="Tahoma2" style:font-size-asian="12pt" style:font-size-complex="12pt" style:language-asian="ja" style:language-complex="fa"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fo:country="none" fo:language="zxx" style:country-asian="none" style:country-complex="none" style:language-asian="zxx" style:language-complex="zxx"/>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Andale Sans UI" style:font-name-complex="Tahoma2"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Tahoma"/>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Tahoma"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MS PGothic" style:font-name-complex="Courier New" style:font-size-asian="10pt" style:font-size-complex="10pt"/>
    </style:style>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extra" style:family="paragraph" style:name="Footer" style:parent-style-name="Standard">
      <style:paragraph-properties text:line-number="0" text:number-lines="false">
        <style:tab-stops>
          <style:tab-stop style:position="8.795cm" style:type="center"/>
          <style:tab-stop style:position="17.59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display-name="Numbering Symbols" style:family="text" style:name="Numbering_20_Symbols">
      <style:text-properties fo:font-size="8pt" style:font-size-asian="8pt" style:font-size-complex="8pt"/>
    </style:style>
    <style:style style:display-name="Bullet Symbols" style:family="text" style:name="Bullet_20_Symbols">
      <style:text-properties fo:font-size="6pt" style:font-name="OpenSymbol" style:font-name-asian="OpenSymbol" style:font-name-complex="OpenSymbol" style:font-size-asian="6pt" style:font-size-complex="6pt"/>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style style:family="paragraph" style:name="MP1" style:parent-style-name="Header">
      <style:paragraph-properties fo:text-align="end" style:justify-single-word="false"/>
      <style:text-properties fo:font-size="6pt" style:font-name="Tahoma1" style:font-size-asian="6pt" style:font-size-complex="6pt"/>
    </style:style>
    <style:style style:family="paragraph" style:name="MP2" style:parent-style-name="Header">
      <style:paragraph-properties fo:text-align="end" style:justify-single-word="false"/>
      <style:text-properties fo:font-size="6pt" style:font-name="Tahoma1" style:font-size-asian="6pt" style:font-size-complex="6pt" style:text-underline-style="none"/>
    </style:style>
    <style:style style:family="paragraph" style:name="MP3">
      <style:paragraph-properties fo:text-align="center"/>
    </style:style>
    <style:style style:family="paragraph" style:name="MP4" style:parent-style-name="Footer">
      <style:paragraph-properties fo:text-align="end" style:justify-single-word="false"/>
      <style:text-properties fo:country="none" fo:font-size="6pt" fo:language="zxx" style:font-name="Tahoma1" style:font-size-asian="6pt" style:font-size-complex="6pt"/>
    </style:style>
    <style:style style:family="section" style:name="MSect1">
      <style:section-properties style:editable="false" text:dont-balance-text-columns="false">
        <style:columns fo:column-count="2" fo:column-gap="0cm">
          <style:column fo:end-indent="0cm" fo:start-indent="0cm" style:rel-width="32767*"/>
          <style:column fo:end-indent="0cm" fo:start-indent="0cm" style:rel-width="32768*"/>
        </style:columns>
      </style:section-properties>
    </style:style>
    <style:style style:family="graphic" style:name="Mgr1">
      <style:graphic-properties draw:fill-color="#ff6600" draw:marker-end-width="0.474cm" draw:marker-start-width="0.474cm" draw:stroke="solid" draw:textarea-horizontal-align="center" draw:textarea-vertical-align="middle" draw:wrap-influence-on-position="once-concurrent" fo:padding-bottom="0.041cm" fo:padding-left="0.041cm" fo:padding-right="0.041cm" fo:padding-top="0.041cm" style:flow-with-text="false" style:horizontal-pos="from-left" style:horizontal-rel="paragraph" style:number-wrapped-paragraphs="no-limit" style:run-through="foreground" style:vertical-pos="from-top" style:vertical-rel="paragraph" style:wrap="run-through" svg:stroke-color="#ff6600" svg:stroke-width="0.081cm"/>
    </style:style>
    <style:page-layout style:name="Mpm1">
      <style:page-layout-properties fo:margin-bottom="2cm" fo:margin-left="2cm" fo:margin-right="2cm" fo:margin-top="2cm" fo:page-height="27.94cm" fo:page-width="21.5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header-footer-properties fo:margin-bottom="0.499cm" fo:margin-left="0cm" fo:margin-right="0cm" fo:min-height="0cm"/>
      </style:header-style>
      <style:footer-style>
        <style:header-footer-properties fo:margin-left="0cm" fo:margin-right="0cm" fo:margin-top="0.499cm" fo:min-height="0cm"/>
      </style:footer-style>
    </style:page-layout>
    <style:page-layout style:name="Mpm2">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header-footer-properties fo:margin-bottom="0.499cm" fo:margin-left="0cm" fo:margin-right="0cm" fo:min-height="0cm"/>
      </style:header-style>
      <style:footer-style>
        <style:header-footer-properties fo:margin-left="0cm" fo:margin-right="0cm" fo:margin-top="0.499cm" fo:min-height="0cm"/>
      </style:footer-style>
    </style:page-layout>
  </office:automatic-styles>
  <office:master-styles>
    <style:master-page style:name="Standard" style:page-layout-name="Mpm1">
      <style:header>
        <text:p text:style-name="MP1">DESARROLLADORA DE SOFTWARE EMPRESARIAL Y DE NEGOCIOS</text:p>
        <text:p text:style-name="MP2">Contrato Individual de trabajo</text:p>
        <text:p text:style-name="MP1">PIXVS2022-000001</text:p>
        <text:p text:style-name="MP2"><draw:line draw:style-name="Mgr1" draw:text-style-name="MP3" draw:z-index="1" svg:x1="0.051cm" svg:x2="17.593cm" svg:y1="0.118cm" svg:y2="0.118cm" text:anchor-type="paragraph"><text:p/></draw:line></text:p>
      </style:header>
      <style:footer>
        <text:section text:name="Sección2" text:style-name="MSect1">
          <text:p text:style-name="MP4">Eduardo Dagoberto<text:tab/></text:p>
          <text:p text:style-name="MP4"/>
          <text:p text:style-name="MP4"><text:tab/>Vigencia: 1 de Enero del 2022 al 31 de Diciembre del 2022</text:p>
        </text:section>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textooo="http://openoffice.org/2013/office" xmlns:xforms="http://www.w3.org/2002/xforms" xmlns:xhtml="http://www.w3.org/1999/xhtml" xmlns:xlink="http://www.w3.org/1999/xlink" xmlns:xml="http://www.w3.org/XML/1998/namespace" office:version="1.2">
  <office:meta>
    <meta:creation-date>2009-04-16T11:32:02.64</meta:creation-date>
    <meta:editing-duration>PT0.046S</meta:editing-duration>
    <meta:editing-cycles>36</meta:editing-cycles>
    <meta:generator>OpenOffice/4.1.11$Win32 OpenOffice.org_project/4111m1$Build-9808</meta:generator>
    <dc:date>2022-08-15T13:09:23</dc:date>
    <dc:creator>pixvs pixvs</dc:creator>
    <meta:document-statistic meta:character-count="13912" meta:image-count="0" meta:object-count="0" meta:page-count="2" meta:paragraph-count="72" meta:table-count="1" meta:word-count="2094"/>
    <meta:user-defined meta:name="Info 1"/>
    <meta:user-defined meta:name="Info 2"/>
    <meta:user-defined meta:name="Info 3"/>
    <meta:user-defined meta:name="Info 4"/>
  </office:meta>
</office:document-meta>
</file>